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500000372CA370BE456945B5E.png" manifest:media-type="image/png"/>
  <manifest:file-entry manifest:full-path="Pictures/100002010000039000000189545E3B9687F81799.png" manifest:media-type="image/png"/>
  <manifest:file-entry manifest:full-path="Pictures/1000020100000390000001892CDF2097FB878551.png" manifest:media-type="image/png"/>
  <manifest:file-entry manifest:full-path="Pictures/100002010000027900000278DADC292F2C3B8C03.png" manifest:media-type="image/png"/>
  <manifest:file-entry manifest:full-path="Pictures/10000201000002C0000001B48FF5BC75E2F89F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x="0.0835in" svg:y="0.2228in" svg:width="6.9252in" svg:height="4.2882in" draw:z-index="0"><draw:image xlink:href="Pictures/10000201000002C0000001B48FF5BC75E2F89FE8.png" xlink:type="simple" xlink:show="embed" xlink:actuate="onLoad" loext:mime-type="image/png"/></draw:frame></text:p>
      <text:p text:style-name="P1"><draw:frame draw:style-name="fr2" draw:name="Image2" text:anchor-type="char" svg:x="0.2598in" svg:y="1.1028in" svg:width="6.5937in" svg:height="6.5835in" draw:z-index="1"><draw:image xlink:href="Pictures/100002010000027900000278DADC292F2C3B8C03.png" xlink:type="simple" xlink:show="embed" xlink:actuate="onLoad" loext:mime-type="image/png"/></draw:frame></text:p>
      <text:p text:style-name="P1"><draw:frame draw:style-name="fr2" draw:name="Image3" text:anchor-type="char" svg:x="-0.0835in" svg:y="1.9791in" svg:width="6.9252in" svg:height="2.9839in" draw:z-index="2"><draw:image xlink:href="Pictures/1000020100000390000001892CDF2097FB878551.png" xlink:type="simple" xlink:show="embed" xlink:actuate="onLoad" loext:mime-type="image/png"/></draw:frame></text:p>
      <text:p text:style-name="P1"><draw:frame draw:style-name="fr2" draw:name="Image4" text:anchor-type="char" svg:x="0in" svg:y="2.552in" svg:width="6.9252in" svg:height="2.9839in" draw:z-index="3"><draw:image xlink:href="Pictures/100002010000039000000189545E3B9687F81799.png" xlink:type="simple" xlink:show="embed" xlink:actuate="onLoad" loext:mime-type="image/png"/></draw:frame></text:p>
      <text:p text:style-name="P1"><draw:frame draw:style-name="fr1" draw:name="Image5" text:anchor-type="char" svg:width="6.9252in" svg:height="5.2071in" draw:z-index="4"><draw:image xlink:href="Pictures/100002010000049500000372CA370BE456945B5E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06:15:35.235652177</meta:creation-date>
    <dc:date>2021-01-25T06:19:47.146105352</dc:date>
    <meta:editing-duration>PT4M13S</meta:editing-duration>
    <meta:editing-cycles>1</meta:editing-cycles>
    <meta:document-statistic meta:table-count="0" meta:image-count="5" meta:object-count="0" meta:page-count="7" meta:paragraph-count="0" meta:word-count="0" meta:character-count="0" meta:non-whitespace-character-count="0"/>
    <meta:generator>LibreOffice/6.4.6.2$Linux_X86_64 LibreOffice_project/40$Build-2</meta:generator>
  </office:meta>
</office:document-meta>
</file>